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1.822in"/>
    </style:style>
    <style:style style:name="co10" style:family="table-column">
      <style:table-column-properties fo:break-before="auto" style:column-width="1.8543in"/>
    </style:style>
    <style:style style:name="co11" style:family="table-column">
      <style:table-column-properties fo:break-before="auto" style:column-width="1.3827in"/>
    </style:style>
    <style:style style:name="co12" style:family="table-column">
      <style:table-column-properties fo:break-before="auto" style:column-width="1.5201in"/>
    </style:style>
    <style:style style:name="co13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fore OOC" table:style-name="ta1">
        <table:shapes>
          <draw:frame draw:z-index="0" draw:style-name="gr1" draw:text-style-name="P1" svg:width="6.3in" svg:height="3.5453in" svg:x="6.5492in" svg:y="1.5894in">
            <draw:object draw:notify-on-update-of-ranges="'Before OOC'.B12:'Before OOC'.C12 'Before OOC'.A13:'Before OOC'.A13 'Before OOC'.B13:'Before OOC'.C13 'Before OOC'.A14:'Before OOC'.A14 'Before OOC'.B14:'Before OOC'.C14 'Before OOC'.A15:'Before OOC'.A15 'Before OOC'.B15:'Before OOC'.C15 'Before OOC'.A16:'Before OOC'.A16 'Before OOC'.B16:'Before OOC'.C16 'Before OOC'.A17:'Before OOC'.A17 'Before OOC'.B17:'Before OOC'.C17 'Before OOC'.A18:'Before OOC'.A18 'Before OOC'.B18:'Before OOC'.C18 'Before OOC'.A19:'Before OOC'.A19 'Before OOC'.B19:'Before OOC'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RAM utilization</text:p>
          </table:table-cell>
          <table:table-cell table:style-name="ce1" office:value-type="string" calcext:value-type="string">
            <text:p>LUT utiliz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a configurer</text:p>
          </table:table-cell>
          <table:table-cell office:value-type="float" office:value="0" calcext:value-type="float">
            <text:p>0</text:p>
          </table:table-cell>
          <table:table-cell table:formula="of:=146*4"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</text:p>
          </table:table-cell>
          <table:table-cell office:value-type="float" office:value="1024" calcext:value-type="float">
            <text:p>1024</text:p>
          </table:table-cell>
          <table:table-cell table:formula="of:=396*4" office:value-type="float" office:value="1584" calcext:value-type="float">
            <text:p>1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line region 1</text:p>
          </table:table-cell>
          <table:table-cell office:value-type="float" office:value="0" calcext:value-type="float">
            <text:p>0</text:p>
          </table:table-cell>
          <table:table-cell table:formula="of:=(13+64+13)*4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xt modeller</text:p>
          </table:table-cell>
          <table:table-cell table:formula="of:=2560*3" office:value-type="float" office:value="7680" calcext:value-type="float">
            <text:p>7680</text:p>
          </table:table-cell>
          <table:table-cell table:formula="of:=(48+47+68)*4"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line region 3</text:p>
          </table:table-cell>
          <table:table-cell office:value-type="float" office:value="0" calcext:value-type="float">
            <text:p>0</text:p>
          </table:table-cell>
          <table:table-cell table:formula="of:=(808+808+784)*4" office:value-type="float" office:value="9600" calcext:value-type="float">
            <text:p>9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line region 4</text:p>
          </table:table-cell>
          <table:table-cell office:value-type="float" office:value="0" calcext:value-type="float">
            <text:p>0</text:p>
          </table:table-cell>
          <table:table-cell table:formula="of:=(47+47+36)*4"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 buffer</text:p>
          </table:table-cell>
          <table:table-cell office:value-type="float" office:value="131072" calcext:value-type="float">
            <text:p>131072</text:p>
          </table:table-cell>
          <table:table-cell table:formula="of:=3564*4" office:value-type="float" office:value="14256" calcext:value-type="float">
            <text:p>14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139776" calcext:value-type="float">
            <text:p>139776</text:p>
          </table:table-cell>
          <table:table-cell table:formula="of:=SUM([.C2:.C8])" office:value-type="float" office:value="27556" calcext:value-type="float">
            <text:p>27556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Relative RAM utilization</text:p>
          </table:table-cell>
          <table:table-cell table:style-name="ce1" office:value-type="string" calcext:value-type="string">
            <text:p>Relative LUT utiliz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a configurer</text:p>
          </table:table-cell>
          <table:table-cell table:formula="of:=[.B2]/[.$B$9]*100" office:value-type="float" office:value="0" calcext:value-type="float">
            <text:p>0</text:p>
          </table:table-cell>
          <table:table-cell table:formula="of:=[.C2]/[.$C$9]*100" office:value-type="float" office:value="2.11932065611845" calcext:value-type="float">
            <text:p>2.11932065611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ctor</text:p>
          </table:table-cell>
          <table:table-cell table:formula="of:=[.B3]/[.$B$9]*100" office:value-type="float" office:value="0.732600732600733" calcext:value-type="float">
            <text:p>0.732600732600733</text:p>
          </table:table-cell>
          <table:table-cell table:formula="of:=[.C3]/[.$C$9]*100" office:value-type="float" office:value="5.74829438234867" calcext:value-type="float">
            <text:p>5.748294382348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line region 1</text:p>
          </table:table-cell>
          <table:table-cell table:formula="of:=[.B4]/[.$B$9]*100" office:value-type="float" office:value="0" calcext:value-type="float">
            <text:p>0</text:p>
          </table:table-cell>
          <table:table-cell table:formula="of:=[.C4]/[.$C$9]*100" office:value-type="float" office:value="1.30643054144288" calcext:value-type="float">
            <text:p>1.30643054144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xt modeller</text:p>
          </table:table-cell>
          <table:table-cell table:formula="of:=[.B5]/[.$B$9]*100" office:value-type="float" office:value="5.49450549450549" calcext:value-type="float">
            <text:p>5.49450549450549</text:p>
          </table:table-cell>
          <table:table-cell table:formula="of:=[.C5]/[.$C$9]*100" office:value-type="float" office:value="2.3660908695021" calcext:value-type="float">
            <text:p>2.3660908695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line region 3</text:p>
          </table:table-cell>
          <table:table-cell table:formula="of:=[.B6]/[.$B$9]*100" office:value-type="float" office:value="0" calcext:value-type="float">
            <text:p>0</text:p>
          </table:table-cell>
          <table:table-cell table:formula="of:=[.C6]/[.$C$9]*100" office:value-type="float" office:value="34.8381477718101" calcext:value-type="float">
            <text:p>34.8381477718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line region 4</text:p>
          </table:table-cell>
          <table:table-cell table:formula="of:=[.B7]/[.$B$9]*100" office:value-type="float" office:value="0" calcext:value-type="float">
            <text:p>0</text:p>
          </table:table-cell>
          <table:table-cell table:formula="of:=[.C7]/[.$C$9]*100" office:value-type="float" office:value="1.88706633763972" calcext:value-type="float">
            <text:p>1.88706633763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 buffer</text:p>
          </table:table-cell>
          <table:table-cell table:formula="of:=[.B8]/[.$B$9]*100" office:value-type="float" office:value="93.7728937728938" calcext:value-type="float">
            <text:p>93.7728937728938</text:p>
          </table:table-cell>
          <table:table-cell table:formula="of:=[.C8]/[.$C$9]*100" office:value-type="float" office:value="51.7346494411381" calcext:value-type="float">
            <text:p>51.7346494411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3:.B19])" office:value-type="float" office:value="100" calcext:value-type="float">
            <text:p>100</text:p>
          </table:table-cell>
          <table:table-cell table:formula="of:=SUM([.C13:.C19])" office:value-type="float" office:value="100" calcext:value-type="float">
            <text:p>100</text:p>
          </table:table-cell>
          <table:table-cell table:number-columns-repeated="3"/>
        </table:table-row>
      </table:table>
      <table:table table:name="After OOC" table:style-name="ta1">
        <table:shapes>
          <draw:frame draw:z-index="0" draw:style-name="gr1" draw:text-style-name="P1" svg:width="6.3in" svg:height="3.5453in" svg:x="9.3634in" svg:y="1.6417in">
            <draw:object draw:notify-on-update-of-ranges="'After OOC'.B16:'After OOC'.C16 'After OOC'.A17:'After OOC'.A17 'After OOC'.B17:'After OOC'.C17 'After OOC'.A18:'After OOC'.A18 'After OOC'.B18:'After OOC'.C18 'After OOC'.A19:'After OOC'.A19 'After OOC'.B19:'After OOC'.C19 'After OOC'.A20:'After OOC'.A20 'After OOC'.B20:'After OOC'.C20 'After OOC'.A21:'After OOC'.A21 'After OOC'.B21:'After OOC'.C21 'After OOC'.A22:'After OOC'.A22 'After OOC'.B22:'After OOC'.C22 'After OOC'.A23:'After OOC'.A23 'After OOC'.B23:'After OOC'.C23 'After OOC'.A24:'After OOC'.A24 'After OOC'.B24:'After OOC'.C24 'After OOC'.A25:'After OOC'.A25 'After OOC'.B25:'After OOC'.C25 'After OOC'.A26:'After OOC'.A26 'After OOC'.B26:'After OOC'.C26 'After OOC'.A27:'After OOC'.A27 'After OOC'.B27:'After OOC'.C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RAM utilization</text:p>
          </table:table-cell>
          <table:table-cell table:style-name="ce1" office:value-type="string" calcext:value-type="string">
            <text:p>LUT6 utilization</text:p>
          </table:table-cell>
          <table:table-cell table:style-name="ce1" office:value-type="string" calcext:value-type="string">
            <text:p>LUT4 utilization</text:p>
          </table:table-cell>
        </table:table-row>
        <table:table-row table:style-name="ro1">
          <table:table-cell office:value-type="string" calcext:value-type="string">
            <text:p>Camera configurer</text:p>
          </table:table-cell>
          <table:table-cell office:value-type="float" office:value="0" calcext:value-type="float">
            <text:p>0</text:p>
          </table:table-cell>
          <table:table-cell table:formula="of:=146" office:value-type="float" office:value="146" calcext:value-type="float">
            <text:p>146</text:p>
          </table:table-cell>
          <table:table-cell table:formula="of:=[.C2]*4"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Pixel collector</text:p>
          </table:table-cell>
          <table:table-cell office:value-type="float" office:value="1024" calcext:value-type="float">
            <text:p>1024</text:p>
          </table:table-cell>
          <table:table-cell table:formula="of:=107" office:value-type="float" office:value="107" calcext:value-type="float">
            <text:p>107</text:p>
          </table:table-cell>
          <table:table-cell table:formula="of:=[.C3]*4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Gradient</text:p>
          </table:table-cell>
          <table:table-cell office:value-type="float" office:value="0" calcext:value-type="float">
            <text:p>0</text:p>
          </table:table-cell>
          <table:table-cell table:formula="of:=85+104+85" office:value-type="float" office:value="274" calcext:value-type="float">
            <text:p>274</text:p>
          </table:table-cell>
          <table:table-cell table:formula="of:=[.C4]*4"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Predictor</text:p>
          </table:table-cell>
          <table:table-cell office:value-type="float" office:value="0" calcext:value-type="float">
            <text:p>0</text:p>
          </table:table-cell>
          <table:table-cell table:formula="of:=25+28+25" office:value-type="float" office:value="78" calcext:value-type="float">
            <text:p>78</text:p>
          </table:table-cell>
          <table:table-cell table:formula="of:=[.C5]*4"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Context modeller</text:p>
          </table:table-cell>
          <table:table-cell office:value-type="float" office:value="7680" calcext:value-type="float">
            <text:p>7680</text:p>
          </table:table-cell>
          <table:table-cell table:formula="of:=57+56+58" office:value-type="float" office:value="171" calcext:value-type="float">
            <text:p>171</text:p>
          </table:table-cell>
          <table:table-cell table:formula="of:=[.C6]*4"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Context updater</text:p>
          </table:table-cell>
          <table:table-cell office:value-type="float" office:value="0" calcext:value-type="float">
            <text:p>0</text:p>
          </table:table-cell>
          <table:table-cell table:formula="of:=99+105+99" office:value-type="float" office:value="303" calcext:value-type="float">
            <text:p>303</text:p>
          </table:table-cell>
          <table:table-cell table:formula="of:=[.C7]*4"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Prediction adder</text:p>
          </table:table-cell>
          <table:table-cell office:value-type="float" office:value="0" calcext:value-type="float">
            <text:p>0</text:p>
          </table:table-cell>
          <table:table-cell table:formula="of:=60+63+60" office:value-type="float" office:value="183" calcext:value-type="float">
            <text:p>183</text:p>
          </table:table-cell>
          <table:table-cell table:formula="of:=[.C8]*4"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k calculator</text:p>
          </table:table-cell>
          <table:table-cell office:value-type="float" office:value="0" calcext:value-type="float">
            <text:p>0</text:p>
          </table:table-cell>
          <table:table-cell table:formula="of:=632+632+632" office:value-type="float" office:value="1896" calcext:value-type="float">
            <text:p>1896</text:p>
          </table:table-cell>
          <table:table-cell table:formula="of:=[.C9]*4" office:value-type="float" office:value="7584" calcext:value-type="float">
            <text:p>7584</text:p>
          </table:table-cell>
        </table:table-row>
        <table:table-row table:style-name="ro1">
          <table:table-cell office:value-type="string" calcext:value-type="string">
            <text:p>Error mapper</text:p>
          </table:table-cell>
          <table:table-cell office:value-type="float" office:value="0" calcext:value-type="float">
            <text:p>0</text:p>
          </table:table-cell>
          <table:table-cell table:formula="of:=23+23+23" office:value-type="float" office:value="69" calcext:value-type="float">
            <text:p>69</text:p>
          </table:table-cell>
          <table:table-cell table:formula="of:=[.C10]*4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Golomb coder</text:p>
          </table:table-cell>
          <table:table-cell office:value-type="float" office:value="0" calcext:value-type="float">
            <text:p>0</text:p>
          </table:table-cell>
          <table:table-cell table:formula="of:=29+27+29" office:value-type="float" office:value="85" calcext:value-type="float">
            <text:p>85</text:p>
          </table:table-cell>
          <table:table-cell table:formula="of:=[.C11]*4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Output buffer</text:p>
          </table:table-cell>
          <table:table-cell office:value-type="float" office:value="131072" calcext:value-type="float">
            <text:p>131072</text:p>
          </table:table-cell>
          <table:table-cell table:formula="of:=3590" office:value-type="float" office:value="3590" calcext:value-type="float">
            <text:p>3590</text:p>
          </table:table-cell>
          <table:table-cell table:formula="of:=[.C12]*4" office:value-type="float" office:value="14360" calcext:value-type="float">
            <text:p>1436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2])" office:value-type="float" office:value="139776" calcext:value-type="float">
            <text:p>139776</text:p>
          </table:table-cell>
          <table:table-cell table:formula="of:=SUM([.C2:.C12])" office:value-type="float" office:value="6902" calcext:value-type="float">
            <text:p>6902</text:p>
          </table:table-cell>
          <table:table-cell table:formula="of:=SUM([.D2:.D12])" office:value-type="float" office:value="27608" calcext:value-type="float">
            <text:p>2760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Relative RAM utilization</text:p>
          </table:table-cell>
          <table:table-cell table:style-name="ce1" office:value-type="string" calcext:value-type="string">
            <text:p>Relative LUT utilization</text:p>
          </table:table-cell>
          <table:table-cell/>
        </table:table-row>
        <table:table-row table:style-name="ro1">
          <table:table-cell office:value-type="string" calcext:value-type="string">
            <text:p>Camera configurer</text:p>
          </table:table-cell>
          <table:table-cell table:formula="of:=[.B2]/[.$B$13]*100" office:value-type="float" office:value="0" calcext:value-type="float">
            <text:p>0</text:p>
          </table:table-cell>
          <table:table-cell table:formula="of:=[.D2]/[.$D$13]*100" office:value-type="float" office:value="2.11532889017676" calcext:value-type="float">
            <text:p>2.11532889017676</text:p>
          </table:table-cell>
          <table:table-cell/>
        </table:table-row>
        <table:table-row table:style-name="ro1">
          <table:table-cell office:value-type="string" calcext:value-type="string">
            <text:p>Pixel collector</text:p>
          </table:table-cell>
          <table:table-cell table:formula="of:=[.B3]/[.$B$13]*100" office:value-type="float" office:value="0.732600732600733" calcext:value-type="float">
            <text:p>0.732600732600733</text:p>
          </table:table-cell>
          <table:table-cell table:formula="of:=[.D3]/[.$D$13]*100" office:value-type="float" office:value="1.5502752825268" calcext:value-type="float">
            <text:p>1.5502752825268</text:p>
          </table:table-cell>
          <table:table-cell/>
        </table:table-row>
        <table:table-row table:style-name="ro1">
          <table:table-cell office:value-type="string" calcext:value-type="string">
            <text:p>Gradient</text:p>
          </table:table-cell>
          <table:table-cell table:formula="of:=[.B4]/[.$B$13]*100" office:value-type="float" office:value="0" calcext:value-type="float">
            <text:p>0</text:p>
          </table:table-cell>
          <table:table-cell table:formula="of:=[.D4]/[.$D$13]*100" office:value-type="float" office:value="3.969863807592" calcext:value-type="float">
            <text:p>3.969863807592</text:p>
          </table:table-cell>
          <table:table-cell/>
        </table:table-row>
        <table:table-row table:style-name="ro1">
          <table:table-cell office:value-type="string" calcext:value-type="string">
            <text:p>Predictor</text:p>
          </table:table-cell>
          <table:table-cell table:formula="of:=[.B5]/[.$B$13]*100" office:value-type="float" office:value="0" calcext:value-type="float">
            <text:p>0</text:p>
          </table:table-cell>
          <table:table-cell table:formula="of:=[.D5]/[.$D$13]*100" office:value-type="float" office:value="1.13010721529991" calcext:value-type="float">
            <text:p>1.13010721529991</text:p>
          </table:table-cell>
          <table:table-cell/>
        </table:table-row>
        <table:table-row table:style-name="ro1">
          <table:table-cell office:value-type="string" calcext:value-type="string">
            <text:p>Context modeller</text:p>
          </table:table-cell>
          <table:table-cell table:formula="of:=[.B6]/[.$B$13]*100" office:value-type="float" office:value="5.49450549450549" calcext:value-type="float">
            <text:p>5.49450549450549</text:p>
          </table:table-cell>
          <table:table-cell table:formula="of:=[.D6]/[.$D$13]*100" office:value-type="float" office:value="2.47754274123442" calcext:value-type="float">
            <text:p>2.47754274123442</text:p>
          </table:table-cell>
          <table:table-cell/>
        </table:table-row>
        <table:table-row table:style-name="ro1">
          <table:table-cell office:value-type="string" calcext:value-type="string">
            <text:p>Context updater</text:p>
          </table:table-cell>
          <table:table-cell table:formula="of:=[.B7]/[.$B$13]*100" office:value-type="float" office:value="0" calcext:value-type="float">
            <text:p>0</text:p>
          </table:table-cell>
          <table:table-cell table:formula="of:=[.D7]/[.$D$13]*100" office:value-type="float" office:value="4.39003187481889" calcext:value-type="float">
            <text:p>4.39003187481889</text:p>
          </table:table-cell>
          <table:table-cell/>
        </table:table-row>
        <table:table-row table:style-name="ro1">
          <table:table-cell office:value-type="string" calcext:value-type="string">
            <text:p>Prediction adder</text:p>
          </table:table-cell>
          <table:table-cell table:formula="of:=[.B8]/[.$B$13]*100" office:value-type="float" office:value="0" calcext:value-type="float">
            <text:p>0</text:p>
          </table:table-cell>
          <table:table-cell table:formula="of:=[.D8]/[.$D$13]*100" office:value-type="float" office:value="2.6514053897421" calcext:value-type="float">
            <text:p>2.6514053897421</text:p>
          </table:table-cell>
          <table:table-cell/>
        </table:table-row>
        <table:table-row table:style-name="ro1">
          <table:table-cell office:value-type="string" calcext:value-type="string">
            <text:p>k calculator</text:p>
          </table:table-cell>
          <table:table-cell table:formula="of:=[.B9]/[.$B$13]*100" office:value-type="float" office:value="0" calcext:value-type="float">
            <text:p>0</text:p>
          </table:table-cell>
          <table:table-cell table:formula="of:=[.D9]/[.$D$13]*100" office:value-type="float" office:value="27.4702984642133" calcext:value-type="float">
            <text:p>27.4702984642133</text:p>
          </table:table-cell>
          <table:table-cell/>
        </table:table-row>
        <table:table-row table:style-name="ro1">
          <table:table-cell office:value-type="string" calcext:value-type="string">
            <text:p>Error mapper</text:p>
          </table:table-cell>
          <table:table-cell table:formula="of:=[.B10]/[.$B$13]*100" office:value-type="float" office:value="0" calcext:value-type="float">
            <text:p>0</text:p>
          </table:table-cell>
          <table:table-cell table:formula="of:=[.D10]/[.$D$13]*100" office:value-type="float" office:value="0.999710228919154" calcext:value-type="float">
            <text:p>0.999710228919154</text:p>
          </table:table-cell>
          <table:table-cell/>
        </table:table-row>
        <table:table-row table:style-name="ro1">
          <table:table-cell office:value-type="string" calcext:value-type="string">
            <text:p>Golomb coder</text:p>
          </table:table-cell>
          <table:table-cell table:formula="of:=[.B11]/[.$B$13]*100" office:value-type="float" office:value="0" calcext:value-type="float">
            <text:p>0</text:p>
          </table:table-cell>
          <table:table-cell table:formula="of:=[.D11]/[.$D$13]*100" office:value-type="float" office:value="1.23152709359606" calcext:value-type="float">
            <text:p>1.23152709359606</text:p>
          </table:table-cell>
          <table:table-cell/>
        </table:table-row>
        <table:table-row table:style-name="ro1">
          <table:table-cell office:value-type="string" calcext:value-type="string">
            <text:p>Output buffer</text:p>
          </table:table-cell>
          <table:table-cell table:formula="of:=[.B12]/[.$B$13]*100" office:value-type="float" office:value="93.7728937728938" calcext:value-type="float">
            <text:p>93.7728937728938</text:p>
          </table:table-cell>
          <table:table-cell table:formula="of:=[.D12]/[.$D$13]*100" office:value-type="float" office:value="52.0139090118806" calcext:value-type="float">
            <text:p>52.0139090118806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7:.B27])" office:value-type="float" office:value="100" calcext:value-type="float">
            <text:p>100</text:p>
          </table:table-cell>
          <table:table-cell table:formula="of:=SUM([.C17:.C27])" office:value-type="float" office:value="100" calcext:value-type="float">
            <text:p>100</text:p>
          </table:table-cell>
          <table:table-cell/>
        </table:table-row>
      </table:table>
      <table:table table:name="Power consumption" table:style-name="ta1">
        <table:shapes>
          <draw:frame draw:z-index="0" draw:style-name="gr1" draw:text-style-name="P1" svg:width="6.2988in" svg:height="3.5429in" svg:x="3.9492in" svg:y="1.6098in">
            <draw:object draw:notify-on-update-of-ranges="'Power consumption'.A10:'Power consumption'.A10 'Power consumption'.B10:'Power consumption'.B10 'Power consumption'.A11:'Power consumption'.A11 'Power consumption'.B11:'Power consumption'.B11 'Power consumption'.A12:'Power consumption'.A12 'Power consumption'.B12:'Power consumption'.B12 'Power consumption'.A13:'Power consumption'.A13 'Power consumption'.B13:'Power consumption'.B13 'Power consumption'.A14:'Power consumption'.A14 'Power consumption'.B14:'Power consumption'.B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Power consumption</text:p>
          </table:table-cell>
        </table:table-row>
        <table:table-row table:style-name="ro1">
          <table:table-cell office:value-type="string" calcext:value-type="string">
            <text:p>pclk generator</text:p>
          </table:table-cell>
          <table:table-cell office:value-type="float" office:value="0.12110959738493" calcext:value-type="float">
            <text:p>0.12110959738493</text:p>
          </table:table-cell>
        </table:table-row>
        <table:table-row table:style-name="ro1">
          <table:table-cell office:value-type="string" calcext:value-type="string">
            <text:p>Camera configurer</text:p>
          </table:table-cell>
          <table:table-cell office:value-type="float" office:value="0.00127903604879975" calcext:value-type="float">
            <text:p>0.00127903604879975</text:p>
          </table:table-cell>
        </table:table-row>
        <table:table-row table:style-name="ro1">
          <table:table-cell office:value-type="string" calcext:value-type="string">
            <text:p>JPEG-LS module</text:p>
          </table:table-cell>
          <table:table-cell office:value-type="float" office:value="0.00189677649177611" calcext:value-type="float">
            <text:p>0.00189677649177611</text:p>
          </table:table-cell>
        </table:table-row>
        <table:table-row table:style-name="ro1">
          <table:table-cell office:value-type="string" calcext:value-type="string">
            <text:p>Output buffer</text:p>
          </table:table-cell>
          <table:table-cell office:value-type="float" office:value="0.00717460876330733" calcext:value-type="float">
            <text:p>0.0071746087633073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])" office:value-type="float" office:value="0.131460018688813" calcext:value-type="float">
            <text:p>0.13146001868881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Power consumption</text:p>
          </table:table-cell>
        </table:table-row>
        <table:table-row table:style-name="ro1">
          <table:table-cell office:value-type="string" calcext:value-type="string">
            <text:p>pclk generator</text:p>
          </table:table-cell>
          <table:table-cell table:formula="of:=[.B2]*1000" office:value-type="float" office:value="121.10959738493" calcext:value-type="float">
            <text:p>121.10959738493</text:p>
          </table:table-cell>
        </table:table-row>
        <table:table-row table:style-name="ro1">
          <table:table-cell office:value-type="string" calcext:value-type="string">
            <text:p>Camera configurer</text:p>
          </table:table-cell>
          <table:table-cell table:formula="of:=[.B3]*1000" office:value-type="float" office:value="1.27903604879975" calcext:value-type="float">
            <text:p>1.27903604879975</text:p>
          </table:table-cell>
        </table:table-row>
        <table:table-row table:style-name="ro1">
          <table:table-cell office:value-type="string" calcext:value-type="string">
            <text:p>JPEG-LS module</text:p>
          </table:table-cell>
          <table:table-cell table:formula="of:=[.B4]*1000" office:value-type="float" office:value="1.89677649177611" calcext:value-type="float">
            <text:p>1.89677649177611</text:p>
          </table:table-cell>
        </table:table-row>
        <table:table-row table:style-name="ro1">
          <table:table-cell office:value-type="string" calcext:value-type="string">
            <text:p>Output buffer</text:p>
          </table:table-cell>
          <table:table-cell table:formula="of:=[.B5]*1000" office:value-type="float" office:value="7.17460876330733" calcext:value-type="float">
            <text:p>7.1746087633073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B6]*1000" office:value-type="float" office:value="131.460018688813" calcext:value-type="float">
            <text:p>131.460018688813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1" office:value-type="string" calcext:value-type="string">
            <text:p>Without pclk gen.:</text:p>
          </table:table-cell>
          <table:table-cell table:formula="of:=SUM([.B12:.B14])" office:value-type="float" office:value="10.3504213038832" calcext:value-type="float">
            <text:p>10.35042130388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4:59:30.304933457</meta:creation-date>
    <meta:generator>LibreOffice/7.3.7.2$Linux_X86_64 LibreOffice_project/30$Build-2</meta:generator>
    <dc:date>2023-05-26T14:24:39.389313049</dc:date>
    <meta:editing-duration>PT23H10M10S</meta:editing-duration>
    <meta:editing-cycles>13</meta:editing-cycles>
    <meta:document-statistic meta:table-count="3" meta:cell-count="17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bar" chart:style-name="ch1">
        <chart:title svg:x="5.166cm" svg:y="0.316cm" chart:style-name="ch2">
          <text:p>Relative resource utilization</text:p>
        </chart:title>
        <chart:legend chart:legend-position="end" svg:x="12.443cm" svg:y="2.71cm" style:legend-expansion="high" chart:style-name="ch3"/>
        <chart:plot-area chart:style-name="ch4" table:cell-range-address="'Before OOC'.A12:'Before OOC'.C19" chart:data-source-has-labels="both" svg:x="0.32cm" svg:y="1.275cm" svg:width="11.803cm" svg:height="7.551cm">
          <chart:coordinate-region svg:x="1.127cm" svg:y="1.474cm" svg:width="10.996cm" svg:height="6.705cm"/>
          <chart:axis chart:dimension="x" chart:name="primary-x" chart:style-name="ch5" chartooo:axis-type="auto">
            <chartooo:date-scale/>
            <chart:categories table:cell-range-address="'Before OOC'.B12:'Before OOC'.C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efore OOC'.B13:'Before OOC'.C13" chart:label-cell-address="'Before OOC'.A13:'Before OOC'.A13" chart:class="chart:bar">
            <chart:data-point chart:repeated="2"/>
          </chart:series>
          <chart:series chart:style-name="ch9" chart:values-cell-range-address="'Before OOC'.B14:'Before OOC'.C14" chart:label-cell-address="'Before OOC'.A14:'Before OOC'.A14" chart:class="chart:bar">
            <chart:data-point chart:repeated="2"/>
          </chart:series>
          <chart:series chart:style-name="ch10" chart:values-cell-range-address="'Before OOC'.B15:'Before OOC'.C15" chart:label-cell-address="'Before OOC'.A15:'Before OOC'.A15" chart:class="chart:bar">
            <chart:data-point chart:repeated="2"/>
          </chart:series>
          <chart:series chart:style-name="ch11" chart:values-cell-range-address="'Before OOC'.B16:'Before OOC'.C16" chart:label-cell-address="'Before OOC'.A16:'Before OOC'.A16" chart:class="chart:bar">
            <chart:data-point chart:repeated="2"/>
          </chart:series>
          <chart:series chart:style-name="ch12" chart:values-cell-range-address="'Before OOC'.B17:'Before OOC'.C17" chart:label-cell-address="'Before OOC'.A17:'Before OOC'.A17" chart:class="chart:bar">
            <chart:data-point chart:repeated="2"/>
          </chart:series>
          <chart:series chart:style-name="ch13" chart:values-cell-range-address="'Before OOC'.B18:'Before OOC'.C18" chart:label-cell-address="'Before OOC'.A18:'Before OOC'.A18" chart:class="chart:bar">
            <chart:data-point chart:repeated="2"/>
          </chart:series>
          <chart:series chart:style-name="ch14" chart:values-cell-range-address="'Before OOC'.B19:'Before OOC'.C19" chart:label-cell-address="'Before OOC'.A19:'Before OOC'.A19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RAM utilization</text:p>
                <draw:g>
                  <svg:desc>'Before OOC'.B12:'Before OOC'.C12</svg:desc>
                </draw:g>
              </table:table-cell>
              <table:table-cell office:value-type="string">
                <text:p>Relative LUT utilization</text:p>
              </table:table-cell>
            </table:table-row>
          </table:table-header-rows>
          <table:table-rows>
            <table:table-row>
              <table:table-cell office:value-type="string">
                <text:p>Camera configurer</text:p>
                <draw:g>
                  <svg:desc>'Before OOC'.A13:'Before OOC'.A13</svg:desc>
                </draw:g>
              </table:table-cell>
              <table:table-cell office:value-type="float" office:value="0">
                <text:p>0</text:p>
                <draw:g>
                  <svg:desc>'Before OOC'.B13:'Before OOC'.C13</svg:desc>
                </draw:g>
              </table:table-cell>
              <table:table-cell office:value-type="float" office:value="2.11932065611845">
                <text:p>2.11932065611845</text:p>
              </table:table-cell>
            </table:table-row>
            <table:table-row>
              <table:table-cell office:value-type="string">
                <text:p>Collector</text:p>
                <draw:g>
                  <svg:desc>'Before OOC'.A14:'Before OOC'.A14</svg:desc>
                </draw:g>
              </table:table-cell>
              <table:table-cell office:value-type="float" office:value="0.732600732600733">
                <text:p>0.732600732600733</text:p>
                <draw:g>
                  <svg:desc>'Before OOC'.B14:'Before OOC'.C14</svg:desc>
                </draw:g>
              </table:table-cell>
              <table:table-cell office:value-type="float" office:value="5.74829438234867">
                <text:p>5.74829438234867</text:p>
              </table:table-cell>
            </table:table-row>
            <table:table-row>
              <table:table-cell office:value-type="string">
                <text:p>Pipeline region 1</text:p>
                <draw:g>
                  <svg:desc>'Before OOC'.A15:'Before OOC'.A15</svg:desc>
                </draw:g>
              </table:table-cell>
              <table:table-cell office:value-type="float" office:value="0">
                <text:p>0</text:p>
                <draw:g>
                  <svg:desc>'Before OOC'.B15:'Before OOC'.C15</svg:desc>
                </draw:g>
              </table:table-cell>
              <table:table-cell office:value-type="float" office:value="1.30643054144288">
                <text:p>1.30643054144288</text:p>
              </table:table-cell>
            </table:table-row>
            <table:table-row>
              <table:table-cell office:value-type="string">
                <text:p>Context modeller</text:p>
                <draw:g>
                  <svg:desc>'Before OOC'.A16:'Before OOC'.A16</svg:desc>
                </draw:g>
              </table:table-cell>
              <table:table-cell office:value-type="float" office:value="5.49450549450549">
                <text:p>5.49450549450549</text:p>
                <draw:g>
                  <svg:desc>'Before OOC'.B16:'Before OOC'.C16</svg:desc>
                </draw:g>
              </table:table-cell>
              <table:table-cell office:value-type="float" office:value="2.3660908695021">
                <text:p>2.3660908695021</text:p>
              </table:table-cell>
            </table:table-row>
            <table:table-row>
              <table:table-cell office:value-type="string">
                <text:p>Pipeline region 3</text:p>
                <draw:g>
                  <svg:desc>'Before OOC'.A17:'Before OOC'.A17</svg:desc>
                </draw:g>
              </table:table-cell>
              <table:table-cell office:value-type="float" office:value="0">
                <text:p>0</text:p>
                <draw:g>
                  <svg:desc>'Before OOC'.B17:'Before OOC'.C17</svg:desc>
                </draw:g>
              </table:table-cell>
              <table:table-cell office:value-type="float" office:value="34.8381477718101">
                <text:p>34.8381477718101</text:p>
              </table:table-cell>
            </table:table-row>
            <table:table-row>
              <table:table-cell office:value-type="string">
                <text:p>Pipeline region 4</text:p>
                <draw:g>
                  <svg:desc>'Before OOC'.A18:'Before OOC'.A18</svg:desc>
                </draw:g>
              </table:table-cell>
              <table:table-cell office:value-type="float" office:value="0">
                <text:p>0</text:p>
                <draw:g>
                  <svg:desc>'Before OOC'.B18:'Before OOC'.C18</svg:desc>
                </draw:g>
              </table:table-cell>
              <table:table-cell office:value-type="float" office:value="1.88706633763972">
                <text:p>1.88706633763972</text:p>
              </table:table-cell>
            </table:table-row>
            <table:table-row>
              <table:table-cell office:value-type="string">
                <text:p>Output buffer</text:p>
                <draw:g>
                  <svg:desc>'Before OOC'.A19:'Before OOC'.A19</svg:desc>
                </draw:g>
              </table:table-cell>
              <table:table-cell office:value-type="float" office:value="93.7728937728938">
                <text:p>93.7728937728938</text:p>
                <draw:g>
                  <svg:desc>'Before OOC'.B19:'Before OOC'.C19</svg:desc>
                </draw:g>
              </table:table-cell>
              <table:table-cell office:value-type="float" office:value="51.7346494411381">
                <text:p>51.7346494411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f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ff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bar" chart:style-name="ch1">
        <chart:title svg:x="5.166cm" svg:y="0.316cm" chart:style-name="ch2">
          <text:p>Relative resource utilization</text:p>
        </chart:title>
        <chart:legend chart:legend-position="end" svg:x="12.443cm" svg:y="1.714cm" style:legend-expansion="high" chart:style-name="ch3"/>
        <chart:plot-area chart:style-name="ch4" table:cell-range-address="'After OOC'.A16:'After OOC'.C27" chart:data-source-has-labels="both" svg:x="1.331cm" svg:y="1.275cm" svg:width="10.792cm" svg:height="7.551cm">
          <chart:coordinate-region svg:x="2.138cm" svg:y="1.474cm" svg:width="9.985cm" svg:height="6.705cm"/>
          <chart:axis chart:dimension="x" chart:name="primary-x" chart:style-name="ch5" chartooo:axis-type="auto">
            <chartooo:date-scale/>
            <chart:categories table:cell-range-address="'After OOC'.B16:'After OOC'.C16"/>
          </chart:axis>
          <chart:axis chart:dimension="y" chart:name="primary-y" chart:style-name="ch6">
            <chart:title svg:x="0.451cm" svg:y="6.906cm" chart:style-name="ch7">
              <text:p>Percent of total utilization</text:p>
            </chart:title>
            <chart:grid chart:style-name="ch8" chart:class="major"/>
          </chart:axis>
          <chart:series chart:style-name="ch9" chart:values-cell-range-address="'After OOC'.B17:'After OOC'.C17" chart:label-cell-address="'After OOC'.A17:'After OOC'.A17" chart:class="chart:bar">
            <chart:data-point chart:repeated="2"/>
          </chart:series>
          <chart:series chart:style-name="ch10" chart:values-cell-range-address="'After OOC'.B18:'After OOC'.C18" chart:label-cell-address="'After OOC'.A18:'After OOC'.A18" chart:class="chart:bar">
            <chart:data-point chart:repeated="2"/>
          </chart:series>
          <chart:series chart:style-name="ch11" chart:values-cell-range-address="'After OOC'.B19:'After OOC'.C19" chart:label-cell-address="'After OOC'.A19:'After OOC'.A19" chart:class="chart:bar">
            <chart:data-point chart:repeated="2"/>
          </chart:series>
          <chart:series chart:style-name="ch12" chart:values-cell-range-address="'After OOC'.B20:'After OOC'.C20" chart:label-cell-address="'After OOC'.A20:'After OOC'.A20" chart:class="chart:bar">
            <chart:data-point chart:repeated="2"/>
          </chart:series>
          <chart:series chart:style-name="ch13" chart:values-cell-range-address="'After OOC'.B21:'After OOC'.C21" chart:label-cell-address="'After OOC'.A21:'After OOC'.A21" chart:class="chart:bar">
            <chart:data-point chart:style-name="ch14"/>
            <chart:data-point/>
          </chart:series>
          <chart:series chart:style-name="ch15" chart:values-cell-range-address="'After OOC'.B22:'After OOC'.C22" chart:label-cell-address="'After OOC'.A22:'After OOC'.A22" chart:class="chart:bar">
            <chart:data-point chart:repeated="2"/>
          </chart:series>
          <chart:series chart:style-name="ch16" chart:values-cell-range-address="'After OOC'.B23:'After OOC'.C23" chart:label-cell-address="'After OOC'.A23:'After OOC'.A23" chart:class="chart:bar">
            <chart:data-point chart:repeated="2"/>
          </chart:series>
          <chart:series chart:style-name="ch17" chart:values-cell-range-address="'After OOC'.B24:'After OOC'.C24" chart:label-cell-address="'After OOC'.A24:'After OOC'.A24" chart:class="chart:bar">
            <chart:data-point chart:repeated="2"/>
          </chart:series>
          <chart:series chart:style-name="ch18" chart:values-cell-range-address="'After OOC'.B25:'After OOC'.C25" chart:label-cell-address="'After OOC'.A25:'After OOC'.A25" chart:class="chart:bar">
            <chart:data-point chart:repeated="2"/>
          </chart:series>
          <chart:series chart:style-name="ch19" chart:values-cell-range-address="'After OOC'.B26:'After OOC'.C26" chart:label-cell-address="'After OOC'.A26:'After OOC'.A26" chart:class="chart:bar">
            <chart:data-point chart:repeated="2"/>
          </chart:series>
          <chart:series chart:style-name="ch20" chart:values-cell-range-address="'After OOC'.B27:'After OOC'.C27" chart:label-cell-address="'After OOC'.A27:'After OOC'.A27" chart:class="chart:bar">
            <chart:data-point chart:repeated="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RAM utilization</text:p>
                <draw:g>
                  <svg:desc>'After OOC'.B16:'After OOC'.C16</svg:desc>
                </draw:g>
              </table:table-cell>
              <table:table-cell office:value-type="string">
                <text:p>Relative LUT utilization</text:p>
              </table:table-cell>
            </table:table-row>
          </table:table-header-rows>
          <table:table-rows>
            <table:table-row>
              <table:table-cell office:value-type="string">
                <text:p>Camera configurer</text:p>
                <draw:g>
                  <svg:desc>'After OOC'.A17:'After OOC'.A17</svg:desc>
                </draw:g>
              </table:table-cell>
              <table:table-cell office:value-type="float" office:value="0">
                <text:p>0</text:p>
                <draw:g>
                  <svg:desc>'After OOC'.B17:'After OOC'.C17</svg:desc>
                </draw:g>
              </table:table-cell>
              <table:table-cell office:value-type="float" office:value="2.11532889017676">
                <text:p>2.11532889017676</text:p>
              </table:table-cell>
            </table:table-row>
            <table:table-row>
              <table:table-cell office:value-type="string">
                <text:p>Pixel collector</text:p>
                <draw:g>
                  <svg:desc>'After OOC'.A18:'After OOC'.A18</svg:desc>
                </draw:g>
              </table:table-cell>
              <table:table-cell office:value-type="float" office:value="0.732600732600733">
                <text:p>0.732600732600733</text:p>
                <draw:g>
                  <svg:desc>'After OOC'.B18:'After OOC'.C18</svg:desc>
                </draw:g>
              </table:table-cell>
              <table:table-cell office:value-type="float" office:value="1.5502752825268">
                <text:p>1.5502752825268</text:p>
              </table:table-cell>
            </table:table-row>
            <table:table-row>
              <table:table-cell office:value-type="string">
                <text:p>Gradient</text:p>
                <draw:g>
                  <svg:desc>'After OOC'.A19:'After OOC'.A19</svg:desc>
                </draw:g>
              </table:table-cell>
              <table:table-cell office:value-type="float" office:value="0">
                <text:p>0</text:p>
                <draw:g>
                  <svg:desc>'After OOC'.B19:'After OOC'.C19</svg:desc>
                </draw:g>
              </table:table-cell>
              <table:table-cell office:value-type="float" office:value="3.969863807592">
                <text:p>3.969863807592</text:p>
              </table:table-cell>
            </table:table-row>
            <table:table-row>
              <table:table-cell office:value-type="string">
                <text:p>Predictor</text:p>
                <draw:g>
                  <svg:desc>'After OOC'.A20:'After OOC'.A20</svg:desc>
                </draw:g>
              </table:table-cell>
              <table:table-cell office:value-type="float" office:value="0">
                <text:p>0</text:p>
                <draw:g>
                  <svg:desc>'After OOC'.B20:'After OOC'.C20</svg:desc>
                </draw:g>
              </table:table-cell>
              <table:table-cell office:value-type="float" office:value="1.13010721529991">
                <text:p>1.13010721529991</text:p>
              </table:table-cell>
            </table:table-row>
            <table:table-row>
              <table:table-cell office:value-type="string">
                <text:p>Context modeller</text:p>
                <draw:g>
                  <svg:desc>'After OOC'.A21:'After OOC'.A21</svg:desc>
                </draw:g>
              </table:table-cell>
              <table:table-cell office:value-type="float" office:value="5.49450549450549">
                <text:p>5.49450549450549</text:p>
                <draw:g>
                  <svg:desc>'After OOC'.B21:'After OOC'.C21</svg:desc>
                </draw:g>
              </table:table-cell>
              <table:table-cell office:value-type="float" office:value="2.47754274123442">
                <text:p>2.47754274123442</text:p>
              </table:table-cell>
            </table:table-row>
            <table:table-row>
              <table:table-cell office:value-type="string">
                <text:p>Context updater</text:p>
                <draw:g>
                  <svg:desc>'After OOC'.A22:'After OOC'.A22</svg:desc>
                </draw:g>
              </table:table-cell>
              <table:table-cell office:value-type="float" office:value="0">
                <text:p>0</text:p>
                <draw:g>
                  <svg:desc>'After OOC'.B22:'After OOC'.C22</svg:desc>
                </draw:g>
              </table:table-cell>
              <table:table-cell office:value-type="float" office:value="4.39003187481889">
                <text:p>4.39003187481889</text:p>
              </table:table-cell>
            </table:table-row>
            <table:table-row>
              <table:table-cell office:value-type="string">
                <text:p>Prediction adder</text:p>
                <draw:g>
                  <svg:desc>'After OOC'.A23:'After OOC'.A23</svg:desc>
                </draw:g>
              </table:table-cell>
              <table:table-cell office:value-type="float" office:value="0">
                <text:p>0</text:p>
                <draw:g>
                  <svg:desc>'After OOC'.B23:'After OOC'.C23</svg:desc>
                </draw:g>
              </table:table-cell>
              <table:table-cell office:value-type="float" office:value="2.6514053897421">
                <text:p>2.6514053897421</text:p>
              </table:table-cell>
            </table:table-row>
            <table:table-row>
              <table:table-cell office:value-type="string">
                <text:p>k calculator</text:p>
                <draw:g>
                  <svg:desc>'After OOC'.A24:'After OOC'.A24</svg:desc>
                </draw:g>
              </table:table-cell>
              <table:table-cell office:value-type="float" office:value="0">
                <text:p>0</text:p>
                <draw:g>
                  <svg:desc>'After OOC'.B24:'After OOC'.C24</svg:desc>
                </draw:g>
              </table:table-cell>
              <table:table-cell office:value-type="float" office:value="27.4702984642133">
                <text:p>27.4702984642133</text:p>
              </table:table-cell>
            </table:table-row>
            <table:table-row>
              <table:table-cell office:value-type="string">
                <text:p>Error mapper</text:p>
                <draw:g>
                  <svg:desc>'After OOC'.A25:'After OOC'.A25</svg:desc>
                </draw:g>
              </table:table-cell>
              <table:table-cell office:value-type="float" office:value="0">
                <text:p>0</text:p>
                <draw:g>
                  <svg:desc>'After OOC'.B25:'After OOC'.C25</svg:desc>
                </draw:g>
              </table:table-cell>
              <table:table-cell office:value-type="float" office:value="0.999710228919154">
                <text:p>0.999710228919154</text:p>
              </table:table-cell>
            </table:table-row>
            <table:table-row>
              <table:table-cell office:value-type="string">
                <text:p>Golomb coder</text:p>
                <draw:g>
                  <svg:desc>'After OOC'.A26:'After OOC'.A26</svg:desc>
                </draw:g>
              </table:table-cell>
              <table:table-cell office:value-type="float" office:value="0">
                <text:p>0</text:p>
                <draw:g>
                  <svg:desc>'After OOC'.B26:'After OOC'.C26</svg:desc>
                </draw:g>
              </table:table-cell>
              <table:table-cell office:value-type="float" office:value="1.23152709359606">
                <text:p>1.23152709359606</text:p>
              </table:table-cell>
            </table:table-row>
            <table:table-row>
              <table:table-cell office:value-type="string">
                <text:p>Output buffer</text:p>
                <draw:g>
                  <svg:desc>'After OOC'.A27:'After OOC'.A27</svg:desc>
                </draw:g>
              </table:table-cell>
              <table:table-cell office:value-type="float" office:value="93.7728937728938">
                <text:p>93.7728937728938</text:p>
                <draw:g>
                  <svg:desc>'After OOC'.B27:'After OOC'.C27</svg:desc>
                </draw:g>
              </table:table-cell>
              <table:table-cell office:value-type="float" office:value="52.0139090118806">
                <text:p>52.0139090118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72cm" svg:y="0.316cm" chart:style-name="ch2">
          <text:p>Power consumption</text:p>
        </chart:title>
        <chart:legend chart:legend-position="end" svg:x="12.44cm" svg:y="3.454cm" style:legend-expansion="high" chart:style-name="ch3"/>
        <chart:plot-area chart:style-name="ch4" table:cell-range-address="'Power consumption'.A10:'Power consumption'.B14" chart:data-source-has-labels="both" svg:x="1.331cm" svg:y="1.275cm" svg:width="10.789cm" svg:height="7.545cm">
          <chart:coordinate-region svg:x="2.138cm" svg:y="1.475cm" svg:width="9.982cm" svg:height="6.698cm"/>
          <chart:axis chart:dimension="x" chart:name="primary-x" chart:style-name="ch5" chartooo:axis-type="auto">
            <chartooo:date-scale/>
            <chart:categories table:cell-range-address="'Power consumption'.B10:'Power consumption'.B10"/>
          </chart:axis>
          <chart:axis chart:dimension="y" chart:name="primary-y" chart:style-name="ch6">
            <chart:title svg:x="0.451cm" svg:y="5.964cm" chart:style-name="ch7">
              <text:p>Power [mW]</text:p>
            </chart:title>
            <chart:grid chart:style-name="ch8" chart:class="major"/>
          </chart:axis>
          <chart:series chart:style-name="ch9" chart:values-cell-range-address="'Power consumption'.B11:'Power consumption'.B11" chart:label-cell-address="'Power consumption'.A11:'Power consumption'.A11" chart:class="chart:bar">
            <chart:data-point/>
          </chart:series>
          <chart:series chart:style-name="ch10" chart:values-cell-range-address="'Power consumption'.B12:'Power consumption'.B12" chart:label-cell-address="'Power consumption'.A12:'Power consumption'.A12" chart:class="chart:bar">
            <chart:data-point/>
          </chart:series>
          <chart:series chart:style-name="ch11" chart:values-cell-range-address="'Power consumption'.B13:'Power consumption'.B13" chart:label-cell-address="'Power consumption'.A13:'Power consumption'.A13" chart:class="chart:bar">
            <chart:data-point/>
          </chart:series>
          <chart:series chart:style-name="ch12" chart:values-cell-range-address="'Power consumption'.B14:'Power consumption'.B14" chart:label-cell-address="'Power consumption'.A14:'Power consumption'.A1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consumption</text:p>
                <draw:g>
                  <svg:desc>'Power consumption'.B10:'Power consumption'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clk generator</text:p>
                <draw:g>
                  <svg:desc>'Power consumption'.A11:'Power consumption'.A11</svg:desc>
                </draw:g>
              </table:table-cell>
              <table:table-cell office:value-type="float" office:value="121.10959738493">
                <text:p>121.10959738493</text:p>
                <draw:g>
                  <svg:desc>'Power consumption'.B11:'Power consumption'.B11</svg:desc>
                </draw:g>
              </table:table-cell>
            </table:table-row>
            <table:table-row>
              <table:table-cell office:value-type="string">
                <text:p>Camera configurer</text:p>
                <draw:g>
                  <svg:desc>'Power consumption'.A12:'Power consumption'.A12</svg:desc>
                </draw:g>
              </table:table-cell>
              <table:table-cell office:value-type="float" office:value="1.27903604879975">
                <text:p>1.27903604879975</text:p>
                <draw:g>
                  <svg:desc>'Power consumption'.B12:'Power consumption'.B12</svg:desc>
                </draw:g>
              </table:table-cell>
            </table:table-row>
            <table:table-row>
              <table:table-cell office:value-type="string">
                <text:p>JPEG-LS module</text:p>
                <draw:g>
                  <svg:desc>'Power consumption'.A13:'Power consumption'.A13</svg:desc>
                </draw:g>
              </table:table-cell>
              <table:table-cell office:value-type="float" office:value="1.89677649177611">
                <text:p>1.89677649177611</text:p>
                <draw:g>
                  <svg:desc>'Power consumption'.B13:'Power consumption'.B13</svg:desc>
                </draw:g>
              </table:table-cell>
            </table:table-row>
            <table:table-row>
              <table:table-cell office:value-type="string">
                <text:p>Output buffer</text:p>
                <draw:g>
                  <svg:desc>'Power consumption'.A14:'Power consumption'.A14</svg:desc>
                </draw:g>
              </table:table-cell>
              <table:table-cell office:value-type="float" office:value="7.17460876330733">
                <text:p>7.17460876330733</text:p>
                <draw:g>
                  <svg:desc>'Power consumption'.B14:'Power consumption'.B1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